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6" style:family="text">
      <style:text-properties fo:color="#ffffff" style:font-name="Segoe UI" fo:font-size="32pt" fo:text-shadow="1pt 1pt" fo:font-weight="normal" style:font-name-asian="Segoe UI3" style:font-size-asian="32pt" style:font-weight-asian="normal" style:font-name-complex="Segoe UI3" style:font-size-complex="32pt" style:font-weight-complex="normal"/>
    </style:style>
    <style:style style:name="T7" style:family="text">
      <style:text-properties fo:color="#ffffff" style:font-name="Segoe UI" fo:font-size="16pt" fo:text-shadow="1pt 1pt" fo:font-weight="normal" style:font-name-asian="Segoe UI3" style:font-size-asian="16pt" style:font-weight-asian="normal" style:font-name-complex="Segoe UI3" style:font-size-complex="16pt" style:font-weight-complex="normal"/>
    </style:style>
    <style:style style:name="T8" style:family="text">
      <style:text-properties fo:color="#000000" style:font-name="Segoe UI Semibold" fo:font-size="20pt" fo:text-shadow="none" fo:font-weight="normal" style:font-name-asian="Segoe UI3" style:font-size-asian="20pt" style:font-weight-asian="normal" style:font-name-complex="Segoe UI3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493cm">
          <draw:text-box>
            <text:p text:style-name="P1"><text:span text:style-name="T1">HYMN #621</text:span></text:p>
            <text:p text:style-name="P1"><text:span text:style-name="T2">“</text:span><text:span text:style-name="T2">Let All Mortal Flesh Keep Silen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908cm" svg:height="6.447cm" svg:x="1.016cm" svg:y="0.508cm">
          <draw:text-box>
            <text:p text:style-name="P4"><text:span text:style-name="T3">1. </text:span><text:span text:style-name="T4">Let all mortal flesh keep silence</text:span><text:span text:style-name="T4"><text:line-break/></text:span><text:span text:style-name="T4">And with fear and trembling stand;</text:span><text:span text:style-name="T4"><text:line-break/></text:span><text:span text:style-name="T4">Ponder nothing earthly-mind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2" draw:layer="layout" svg:width="25.908cm" svg:height="5.842cm" svg:x="1.016cm" svg:y="0.508cm">
          <draw:text-box>
            <text:p text:style-name="P1"><text:span text:style-name="T4">For with blessing in His hand</text:span><text:span text:style-name="T4"><text:line-break/></text:span><text:span text:style-name="T4">Christ our God to earth descending</text:span><text:span text:style-name="T4"><text:line-break/></text:span><text:span text:style-name="T4">Comes our homage to deman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2" draw:layer="layout" svg:width="25.908cm" svg:height="5.08cm" svg:x="1.016cm" svg:y="0.508cm">
          <draw:text-box>
            <text:p text:style-name="P1"><text:span text:style-name="T3">2. </text:span><text:span text:style-name="T5">King of kings yet born of Mary,</text:span><text:span text:style-name="T5"><text:line-break/></text:span><text:span text:style-name="T5">As of old on earth He stood,</text:span><text:span text:style-name="T5"><text:line-break/></text:span><text:span text:style-name="T5">Lord of lords in human vesture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5" draw:layer="layout" svg:width="25.908cm" svg:height="5.779cm" svg:x="1.016cm" svg:y="0.571cm">
          <draw:text-box>
            <text:p text:style-name="P4"><text:span text:style-name="T4">In the body and the blood,</text:span><text:span text:style-name="T4"><text:line-break/></text:span><text:span text:style-name="T4">He will give to all the faithful</text:span><text:span text:style-name="T4"><text:line-break/></text:span><text:span text:style-name="T4">His own self for heav’nly f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5" draw:layer="layout" svg:width="25.908cm" svg:height="5.588cm" svg:x="1.016cm" svg:y="0.618cm">
          <draw:text-box>
            <text:p text:style-name="P4"><text:span text:style-name="T3">3. </text:span><text:span text:style-name="T4">Rank on rank the host of heaven</text:span><text:span text:style-name="T4"><text:line-break/></text:span><text:span text:style-name="T4">Spreads its vanguard on the way</text:span><text:span text:style-name="T4"><text:line-break/></text:span><text:span text:style-name="T4">As the Light of Light, descendin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5" draw:layer="layout" svg:width="24.638cm" svg:height="6.447cm" svg:x="1.778cm" svg:y="0.508cm">
          <draw:text-box>
            <text:p text:style-name="P4"><text:span text:style-name="T4">From the realms of endless day,</text:span><text:span text:style-name="T4"><text:line-break/></text:span><text:span text:style-name="T4">Comes the pow’rs of hell to vanquish</text:span><text:span text:style-name="T4"><text:line-break/></text:span><text:span text:style-name="T4">As the darkness clears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5" draw:layer="layout" svg:width="24.518cm" svg:height="5.565cm" svg:x="1.778cm" svg:y="0.531cm">
          <draw:text-box>
            <text:p text:style-name="P4"><text:span text:style-name="T3">4. </text:span><text:span text:style-name="T4">At His feet the six-winged seraph,</text:span><text:span text:style-name="T4"><text:line-break/></text:span><text:span text:style-name="T4"> <text:s text:c="3"/>Cherubim with sleepless eye,</text:span><text:span text:style-name="T4"><text:line-break/></text:span><text:span text:style-name="T4"> <text:s text:c="3"/>Veil their faces to the presenc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9" draw:text-style-name="P8" draw:layer="layout" svg:width="24.384cm" svg:height="10.344cm" svg:x="1.802cm" svg:y="0.578cm">
          <draw:text-box>
            <text:p text:style-name="P6"><text:span text:style-name="T4">As with ceaseless voice they cry:</text:span><text:span text:style-name="T4"><text:line-break/></text:span><text:span text:style-name="T4">“Alleluia, alleluia!</text:span><text:span text:style-name="T4"><text:line-break/></text:span><text:span text:style-name="T4">Alleluia, Lord Most High!”</text:span></text:p>
            <text:p text:style-name="P7"><text:span text:style-name="T6"><text:line-break/></text:span><text:span text:style-name="T6"/></text:p>
            <text:p text:style-name="P7"><text:span text:style-name="T7"/></text:p>
            <text:p text:style-name="P7"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1:28:19.602000000</meta:creation-date>
    <dc:title>Hymn template</dc:title>
    <meta:editing-duration>PT21M8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4T19:44:46.980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2-18T21:28:19.290000000"/>
  </office:meta>
</office:document-meta>
</file>